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7"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29"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1"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2"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Table">
      <style:paragraph-properties fo:margin-left="0cm" fo:margin-right="0cm"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2" style:family="paragraph" style:parent-style-name="Haupttext">
      <style:text-properties fo:font-size="10pt" fo:font-weight="bold" style:font-size-asian="10pt" style:font-weight-asian="bold"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7" style:family="paragraph" style:parent-style-name="Haupttext">
      <style:text-properties fo:language="en" fo:country="GB"/>
    </style:style>
    <style:style style:name="P48" style:family="paragraph" style:parent-style-name="Table_20_Contents">
      <style:text-properties fo:font-size="10pt" style:font-name-asian="TimesNewRomanPSMT" style:font-size-asian="10pt" style:font-name-complex="TimesNewRomanPSMT" style:font-size-complex="10pt"/>
    </style:style>
    <style:style style:name="P49"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7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72"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3" style:family="paragraph" style:parent-style-name="Haupttext" style:list-style-name="L1"/>
    <style:style style:name="P74" style:family="paragraph" style:parent-style-name="Haupttext" style:list-style-name="L1">
      <style:text-properties fo:font-size="10pt" fo:language="en" fo:country="GB" style:font-size-asian="10pt" style:font-size-complex="10pt"/>
    </style:style>
    <style:style style:name="P75"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7" style:family="paragraph" style:parent-style-name="Haupttext" style:list-style-name="L2">
      <style:text-properties fo:font-size="10pt" style:font-size-asian="10pt" style:font-size-complex="10pt"/>
    </style:style>
    <style:style style:name="P78"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79"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External Interface for Heinrichs Weikamp Dive-Computers with hwOS (OSTC3, OSTC cR and OSTC 2)</text:p>
      <text:p text:style-name="P68"/>
      <text:p text:style-name="P68">See http://www.heinrichsweikamp.com/?id=335</text:p>
      <text:p text:style-name="P65"/>
      <text:p text:style-name="P47">Date: 121216</text:p>
      <text:p text:style-name="Standard">Last Update: 150530</text:p>
      <text:p text:style-name="Haupttext"><text:span text:style-name="T21">Written by: Matthias Heinrichs (</text:span><text:span text:style-name="T21">info@heinrichsweikamp.com)</text:span></text:p>
      <text:p text:style-name="P16">Thanks to: Pascal Pelmont, Artur Wróblewski, Sven Knoch, Jef Driesen, JD Gascuel, Dirk Hohndel</text:p>
      <text:p text:style-name="P16"/>
      <text:p text:style-name="P71">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71">HwOS Computers with Bluetooth:</text:p>
      <text:p text:style-name="P70">The uses Bluetooth chipset creates a virtual COM port</text:p>
      <text:p text:style-name="P71"/>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1642257918256377481" text:style-name="L1">
        <text:list-item>
          <text:p text:style-name="P79">A command echo is send for <text:span text:style-name="T23">every</text:span> command</text:p>
        </text:list-item>
        <text:list-item>
          <text:p text:style-name="P74">Wait for answers/error bytes before starting new command!</text:p>
        </text:list-item>
        <text:list-item>
          <text:p text:style-name="P74">Keep COM port open until all transfers are done.</text:p>
        </text:list-item>
        <text:list-item>
          <text:p text:style-name="P73"><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4">Right button will abort COM mode when in idle loop.</text:p>
        </text:list-item>
        <text:list-item>
          <text:p text:style-name="P74">OSTC sends a 0x4D if it's ready for a new command.</text:p>
        </text:list-item>
      </text:list>
      <text:p text:style-name="P78"/>
      <text:p text:style-name="P42">Starting the communications with the OSTC:</text:p>
      <text:list xml:id="list3673370226260172594" text:style-name="L2">
        <text:list-item>
          <text:p text:style-name="P77">[Open COM Port]</text:p>
        </text:list-item>
        <text:list-item>
          <text:p text:style-name="P77">Enter Download mode: 0xBB </text:p>
        </text:list-item>
        <text:list-item>
          <text:p text:style-name="P77">Answer from OSTC:</text:p>
        </text:list-item>
        <text:list-item>
          <text:p text:style-name="P77"><text:s/>0xBB (Command Echo)</text:p>
        </text:list-item>
        <text:list-item>
          <text:p text:style-name="P77"><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ext:soft-page-break/>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
      <text:p text:style-name="P38"/>
      <text:p text:style-name="P38">command 0x61 („a“): download all 256 dive headers from the OSTC</text:p>
      <text:p text:style-name="P36">Output OSTC:</text:p>
      <text:list xml:id="list33364246" text:continue-numbering="true" text:style-name="L2">
        <text:list-item>
          <text:p text:style-name="P75"><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s memory. </text:span></text:span></text:p>
      <text:p text:style-name="P35"><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1">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49">0</text:p>
          </table:table-cell>
          <table:table-cell table:style-name="Tabelle2.A2" office:value-type="float" office:value="2">
            <text:p text:style-name="P49">2</text:p>
          </table:table-cell>
          <table:table-cell table:style-name="Tabelle2.C2" office:value-type="string">
            <text:p text:style-name="P48">Dive Header start</text:p>
          </table:table-cell>
          <table:table-cell table:style-name="Tabelle2.C2" office:value-type="string">
            <text:p text:style-name="P48">0xFA, 0xFA</text:p>
          </table:table-cell>
          <table:table-cell table:style-name="Tabelle2.E2" office:value-type="string">
            <text:p text:style-name="P48">For internal use</text:p>
          </table:table-cell>
        </table:table-row>
        <table:table-row>
          <table:table-cell table:style-name="Tabelle2.A2" office:value-type="float" office:value="2">
            <text:p text:style-name="P49">2</text:p>
          </table:table-cell>
          <table:table-cell table:style-name="Tabelle2.A2" office:value-type="float" office:value="3">
            <text:p text:style-name="P49">3</text:p>
          </table:table-cell>
          <table:table-cell table:style-name="Tabelle2.C2" office:value-type="string">
            <text:p text:style-name="P36">Internal pointer to the begin of the profile data</text:p>
          </table:table-cell>
          <table:table-cell table:style-name="Tabelle2.C2" office:value-type="string">
            <text:p text:style-name="P48">24bit Address</text:p>
          </table:table-cell>
          <table:table-cell table:style-name="Tabelle2.E2" office:value-type="string">
            <text:p text:style-name="P48">For internal use</text:p>
          </table:table-cell>
        </table:table-row>
        <table:table-row>
          <table:table-cell table:style-name="Tabelle2.A2" office:value-type="float" office:value="5">
            <text:p text:style-name="P49">5</text:p>
          </table:table-cell>
          <table:table-cell table:style-name="Tabelle2.A2" office:value-type="float" office:value="3">
            <text:p text:style-name="P49">3</text:p>
          </table:table-cell>
          <table:table-cell table:style-name="Tabelle2.C2" office:value-type="string">
            <text:p text:style-name="P36">Internal pointer to the end of the profile data</text:p>
          </table:table-cell>
          <table:table-cell table:style-name="Tabelle2.C2" office:value-type="string">
            <text:p text:style-name="P48">24bit Address</text:p>
          </table:table-cell>
          <table:table-cell table:style-name="Tabelle2.E2" office:value-type="string">
            <text:p text:style-name="P48">For internal use</text:p>
          </table:table-cell>
        </table:table-row>
        <table:table-row>
          <table:table-cell table:style-name="Tabelle2.A2" office:value-type="float" office:value="8">
            <text:p text:style-name="P49">8</text:p>
          </table:table-cell>
          <table:table-cell table:style-name="Tabelle2.A2" office:value-type="float" office:value="1">
            <text:p text:style-name="P49">1</text:p>
          </table:table-cell>
          <table:table-cell table:style-name="Tabelle2.C2" office:value-type="string">
            <text:p text:style-name="P36">Logbook-Profile version</text:p>
          </table:table-cell>
          <table:table-cell table:style-name="Tabelle2.C2" office:value-type="string">
            <text:p text:style-name="P48">8bit Version</text:p>
          </table:table-cell>
          <table:table-cell table:style-name="Tabelle2.E2" office:value-type="string">
            <text:p text:style-name="P48">Currently only 0x23</text:p>
          </table:table-cell>
        </table:table-row>
        <table:table-row>
          <table:table-cell table:style-name="Tabelle2.A2" office:value-type="float" office:value="9">
            <text:p text:style-name="P49">9</text:p>
          </table:table-cell>
          <table:table-cell table:style-name="Tabelle2.A2" office:value-type="float" office:value="3">
            <text:p text:style-name="P49">3</text:p>
          </table:table-cell>
          <table:table-cell table:style-name="Tabelle2.C2" office:value-type="string">
            <text:p text:style-name="P36">Length of profile data for this dive</text:p>
          </table:table-cell>
          <table:table-cell table:style-name="Tabelle2.C2" office:value-type="string">
            <text:p text:style-name="P48">24bit Length</text:p>
          </table:table-cell>
          <table:table-cell table:style-name="Tabelle2.E2" office:value-type="string">
            <text:p text:style-name="P48">Useful for parsing profile</text:p>
          </table:table-cell>
        </table:table-row>
        <table:table-row>
          <table:table-cell table:style-name="Tabelle2.A2" office:value-type="float" office:value="12">
            <text:p text:style-name="P49">12</text:p>
          </table:table-cell>
          <table:table-cell table:style-name="Tabelle2.A2" office:value-type="float" office:value="3">
            <text:p text:style-name="P49">3</text:p>
          </table:table-cell>
          <table:table-cell table:style-name="Tabelle2.C2" office:value-type="string">
            <text:p text:style-name="P36">Date of Dive (YYMMDD)</text:p>
          </table:table-cell>
          <table:table-cell table:style-name="Tabelle2.C2" office:value-type="string">
            <text:p text:style-name="P48">3Byte Date</text:p>
          </table:table-cell>
          <table:table-cell table:style-name="Tabelle2.E2" office:value-type="string">
            <text:p text:style-name="P48">Year is 20xx</text:p>
          </table:table-cell>
        </table:table-row>
        <table:table-row>
          <table:table-cell table:style-name="Tabelle2.A2" office:value-type="float" office:value="15">
            <text:p text:style-name="P49">15</text:p>
          </table:table-cell>
          <table:table-cell table:style-name="Tabelle2.A2" office:value-type="float" office:value="2">
            <text:p text:style-name="P49">2</text:p>
          </table:table-cell>
          <table:table-cell table:style-name="Tabelle2.C2" office:value-type="string">
            <text:p text:style-name="P36">Time at end of Dive (HHMM)</text:p>
          </table:table-cell>
          <table:table-cell table:style-name="Tabelle2.C2" office:value-type="string">
            <text:p text:style-name="P48">2Byte Time</text:p>
          </table:table-cell>
          <table:table-cell table:style-name="Tabelle2.E2" office:value-type="string">
            <text:p text:style-name="P48"/>
          </table:table-cell>
        </table:table-row>
        <table:table-row>
          <table:table-cell table:style-name="Tabelle2.A2" office:value-type="float" office:value="17">
            <text:p text:style-name="P49">17</text:p>
          </table:table-cell>
          <table:table-cell table:style-name="Tabelle2.A2" office:value-type="float" office:value="2">
            <text:p text:style-name="P49">2</text:p>
          </table:table-cell>
          <table:table-cell table:style-name="Tabelle2.C2" office:value-type="string">
            <text:p text:style-name="P36">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48">16bit Depth</text:p>
          </table:table-cell>
          <table:table-cell table:style-name="Tabelle2.E2" office:value-type="string">
            <text:p text:style-name="P48">See Note 1</text:p>
          </table:table-cell>
        </table:table-row>
        <table:table-row>
          <table:table-cell table:style-name="Tabelle2.A2" office:value-type="float" office:value="19">
            <text:p text:style-name="P49">19</text:p>
          </table:table-cell>
          <table:table-cell table:style-name="Tabelle2.A2" office:value-type="float" office:value="3">
            <text:p text:style-name="P49">3</text:p>
          </table:table-cell>
          <table:table-cell table:style-name="Tabelle2.C2" office:value-type="string">
            <text:p text:style-name="P36">Divetime (MMMMSS)</text:p>
          </table:table-cell>
          <table:table-cell table:style-name="Tabelle2.C2" office:value-type="string">
            <text:p text:style-name="P48">24bit Divetime</text:p>
          </table:table-cell>
          <table:table-cell table:style-name="Tabelle2.E2" office:value-type="string">
            <text:p text:style-name="P48">2Bytes Min, 1Byte Sec.</text:p>
          </table:table-cell>
        </table:table-row>
        <table:table-row>
          <table:table-cell table:style-name="Tabelle2.A2" office:value-type="float" office:value="22">
            <text:p text:style-name="P49">22</text:p>
          </table:table-cell>
          <table:table-cell table:style-name="Tabelle2.A2" office:value-type="float" office:value="2">
            <text:p text:style-name="P49">2</text:p>
          </table:table-cell>
          <table:table-cell table:style-name="Tabelle2.C2" office:value-type="string">
            <text:p text:style-name="P36">Min. Water temperature in 0.1°C</text:p>
          </table:table-cell>
          <table:table-cell table:style-name="Tabelle2.C2" office:value-type="string">
            <text:p text:style-name="P48">16bit Temp</text:p>
          </table:table-cell>
          <table:table-cell table:style-name="Tabelle2.E2" office:value-type="string">
            <text:p text:style-name="P48">Signed 16Bit</text:p>
          </table:table-cell>
        </table:table-row>
        <table:table-row>
          <table:table-cell table:style-name="Tabelle2.A2" office:value-type="float" office:value="24">
            <text:p text:style-name="P49">24</text:p>
          </table:table-cell>
          <table:table-cell table:style-name="Tabelle2.A2" office:value-type="float" office:value="2">
            <text:p text:style-name="P49">2</text:p>
          </table:table-cell>
          <table:table-cell table:style-name="Tabelle2.C2" office:value-type="string">
            <text:p text:style-name="P36">Surface air pressure before dive in mbar</text:p>
          </table:table-cell>
          <table:table-cell table:style-name="Tabelle2.C2" office:value-type="string">
            <text:p text:style-name="P48">16bit Pressure</text:p>
          </table:table-cell>
          <table:table-cell table:style-name="Tabelle2.E2" office:value-type="string">
            <text:p text:style-name="P48">30min before dive</text:p>
          </table:table-cell>
        </table:table-row>
        <table:table-row>
          <table:table-cell table:style-name="Tabelle2.A2" office:value-type="float" office:value="26">
            <text:p text:style-name="P49">26</text:p>
          </table:table-cell>
          <table:table-cell table:style-name="Tabelle2.A2" office:value-type="float" office:value="2">
            <text:p text:style-name="P49">2</text:p>
          </table:table-cell>
          <table:table-cell table:style-name="Tabelle2.C2" office:value-type="string">
            <text:p text:style-name="P36">Desaturation time after the dive in minutes</text:p>
          </table:table-cell>
          <table:table-cell table:style-name="Tabelle2.C2" office:value-type="string">
            <text:p text:style-name="P48">16bit Minutes</text:p>
          </table:table-cell>
          <table:table-cell table:style-name="Tabelle2.E2" office:value-type="string">
            <text:p text:style-name="P48"/>
          </table:table-cell>
        </table:table-row>
        <table:table-row>
          <table:table-cell table:style-name="Tabelle2.A2" office:value-type="float" office:value="28">
            <text:p text:style-name="P49">28</text:p>
          </table:table-cell>
          <table:table-cell table:style-name="Tabelle2.A2" office:value-type="float" office:value="4">
            <text:p text:style-name="P49">4</text:p>
          </table:table-cell>
          <table:table-cell table:style-name="Tabelle2.C2" office:value-type="string">
            <text:p text:style-name="P36">Gas/Dil 1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32">
            <text:p text:style-name="P49">32</text:p>
          </table:table-cell>
          <table:table-cell table:style-name="Tabelle2.A2" office:value-type="float" office:value="4">
            <text:p text:style-name="P49">4</text:p>
          </table:table-cell>
          <table:table-cell table:style-name="Tabelle2.C2" office:value-type="string">
            <text:p text:style-name="P36">Gas/Dil 2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36">
            <text:p text:style-name="P49">36</text:p>
          </table:table-cell>
          <table:table-cell table:style-name="Tabelle2.A2" office:value-type="float" office:value="4">
            <text:p text:style-name="P49">4</text:p>
          </table:table-cell>
          <table:table-cell table:style-name="Tabelle2.C2" office:value-type="string">
            <text:p text:style-name="P36">Gas/Dil 3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0">
            <text:p text:style-name="P49">40</text:p>
          </table:table-cell>
          <table:table-cell table:style-name="Tabelle2.A2" office:value-type="float" office:value="4">
            <text:p text:style-name="P49">4</text:p>
          </table:table-cell>
          <table:table-cell table:style-name="Tabelle2.C2" office:value-type="string">
            <text:p text:style-name="P36">Gas/Dil 4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4">
            <text:p text:style-name="P49">44</text:p>
          </table:table-cell>
          <table:table-cell table:style-name="Tabelle2.A2" office:value-type="float" office:value="4">
            <text:p text:style-name="P49">4</text:p>
          </table:table-cell>
          <table:table-cell table:style-name="Tabelle2.C2" office:value-type="string">
            <text:p text:style-name="P36">Gas/Dil 5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8">
            <text:p text:style-name="P49">48</text:p>
          </table:table-cell>
          <table:table-cell table:style-name="Tabelle2.A2" office:value-type="float" office:value="2">
            <text:p text:style-name="P49">2</text:p>
          </table:table-cell>
          <table:table-cell table:style-name="Tabelle2.C2" office:value-type="string">
            <text:p text:style-name="P36">Firmware Version xx.yy</text:p>
          </table:table-cell>
          <table:table-cell table:style-name="Tabelle2.C2" office:value-type="string">
            <text:p text:style-name="P48">2Byte Version</text:p>
          </table:table-cell>
          <table:table-cell table:style-name="Tabelle2.E2" office:value-type="string">
            <text:p text:style-name="P48"/>
          </table:table-cell>
        </table:table-row>
        <table:table-row>
          <table:table-cell table:style-name="Tabelle2.A2" office:value-type="float" office:value="50">
            <text:p text:style-name="P49">50</text:p>
          </table:table-cell>
          <table:table-cell table:style-name="Tabelle2.A2" office:value-type="float" office:value="2">
            <text:p text:style-name="P49">2</text:p>
          </table:table-cell>
          <table:table-cell table:style-name="Tabelle2.C2" office:value-type="string">
            <text:p text:style-name="P36">Battery voltage in mV after the dive</text:p>
          </table:table-cell>
          <table:table-cell table:style-name="Tabelle2.C2" office:value-type="string">
            <text:p text:style-name="P48">16bit Voltage</text:p>
          </table:table-cell>
          <table:table-cell table:style-name="Tabelle2.E2" office:value-type="string">
            <text:p text:style-name="P48"/>
          </table:table-cell>
        </table:table-row>
        <table:table-row>
          <table:table-cell table:style-name="Tabelle2.A2" office:value-type="float" office:value="52">
            <text:p text:style-name="P49">52</text:p>
          </table:table-cell>
          <table:table-cell table:style-name="Tabelle2.A2" office:value-type="float" office:value="1">
            <text:p text:style-name="P49">1</text:p>
          </table:table-cell>
          <table:table-cell table:style-name="Tabelle2.C2" office:value-type="string">
            <text:p text:style-name="P36">Sampling rate in Seconds</text:p>
          </table:table-cell>
          <table:table-cell table:style-name="Tabelle2.C2" office:value-type="string">
            <text:p text:style-name="P48">1Byte</text:p>
          </table:table-cell>
          <table:table-cell table:style-name="Tabelle2.E2" office:value-type="string">
            <text:p text:style-name="P48">Also stored in profile section</text:p>
          </table:table-cell>
        </table:table-row>
        <text:soft-page-break/>
        <table:table-row>
          <table:table-cell table:style-name="Tabelle2.A2" office:value-type="float" office:value="53">
            <text:p text:style-name="P49">53</text:p>
          </table:table-cell>
          <table:table-cell table:style-name="Tabelle2.A2" office:value-type="float" office:value="2">
            <text:p text:style-name="P49">2</text:p>
          </table:table-cell>
          <table:table-cell table:style-name="Tabelle2.C2" office:value-type="string">
            <text:p text:style-name="P36">CNS at beginning of dive in %</text:p>
          </table:table-cell>
          <table:table-cell table:style-name="Tabelle2.C2" office:value-type="string">
            <text:p text:style-name="P48">16bit CNS</text:p>
          </table:table-cell>
          <table:table-cell table:style-name="Tabelle2.E2" office:value-type="string">
            <text:p text:style-name="P48"/>
          </table:table-cell>
        </table:table-row>
        <table:table-row>
          <table:table-cell table:style-name="Tabelle2.A2" office:value-type="float" office:value="55">
            <text:p text:style-name="P49">55</text:p>
          </table:table-cell>
          <table:table-cell table:style-name="Tabelle2.A2" office:value-type="float" office:value="1">
            <text:p text:style-name="P49">1</text:p>
          </table:table-cell>
          <table:table-cell table:style-name="Tabelle2.C2" office:value-type="string">
            <text:p text:style-name="P36">GF at beginning of dive in %</text:p>
          </table:table-cell>
          <table:table-cell table:style-name="Tabelle2.C2" office:value-type="string">
            <text:p text:style-name="P48">1Byte GF</text:p>
          </table:table-cell>
          <table:table-cell table:style-name="Tabelle2.E2" office:value-type="string">
            <text:p text:style-name="P48"/>
          </table:table-cell>
        </table:table-row>
        <table:table-row>
          <table:table-cell table:style-name="Tabelle2.A2" office:value-type="float" office:value="56">
            <text:p text:style-name="P49">56</text:p>
          </table:table-cell>
          <table:table-cell table:style-name="Tabelle2.A2" office:value-type="float" office:value="1">
            <text:p text:style-name="P49">1</text:p>
          </table:table-cell>
          <table:table-cell table:style-name="Tabelle2.C2" office:value-type="string">
            <text:p text:style-name="P36">GF at end of dive in %</text:p>
          </table:table-cell>
          <table:table-cell table:style-name="Tabelle2.C2" office:value-type="string">
            <text:p text:style-name="P48">1Byte GF</text:p>
          </table:table-cell>
          <table:table-cell table:style-name="Tabelle2.E2" office:value-type="string">
            <text:p text:style-name="P48"/>
          </table:table-cell>
        </table:table-row>
        <table:table-row>
          <table:table-cell table:style-name="Tabelle2.A2" office:value-type="float" office:value="57">
            <text:p text:style-name="P49">57</text:p>
          </table:table-cell>
          <table:table-cell table:style-name="Tabelle2.A2" office:value-type="float" office:value="2">
            <text:p text:style-name="P49">2</text:p>
          </table:table-cell>
          <table:table-cell table:style-name="Tabelle2.C2" office:value-type="string">
            <text:p text:style-name="P36">Configured logbook offset in the OSTC</text:p>
          </table:table-cell>
          <table:table-cell table:style-name="Tabelle2.C2" office:value-type="string">
            <text:p text:style-name="P48">16Bit Offset</text:p>
          </table:table-cell>
          <table:table-cell table:style-name="Tabelle2.E2" office:value-type="string">
            <text:p text:style-name="P48"/>
          </table:table-cell>
        </table:table-row>
        <table:table-row>
          <table:table-cell table:style-name="Tabelle2.A2" office:value-type="float" office:value="59">
            <text:p text:style-name="P49">59</text:p>
          </table:table-cell>
          <table:table-cell table:style-name="Tabelle2.A2" office:value-type="float" office:value="1">
            <text:p text:style-name="P49">1</text:p>
          </table:table-cell>
          <table:table-cell table:style-name="Tabelle2.C2" office:value-type="string">
            <text:p text:style-name="P36">Unused</text:p>
          </table:table-cell>
          <table:table-cell table:style-name="Tabelle2.C2" office:value-type="string">
            <text:p text:style-name="P48">1Byte</text:p>
          </table:table-cell>
          <table:table-cell table:style-name="Tabelle2.E2" office:value-type="string">
            <text:p text:style-name="P48">Ignore</text:p>
          </table:table-cell>
        </table:table-row>
        <table:table-row>
          <table:table-cell table:style-name="Tabelle2.A2" office:value-type="float" office:value="60">
            <text:p text:style-name="P49">60</text:p>
          </table:table-cell>
          <table:table-cell table:style-name="Tabelle2.A2" office:value-type="float" office:value="2">
            <text:p text:style-name="P49">2</text:p>
          </table:table-cell>
          <table:table-cell table:style-name="Tabelle2.C2" office:value-type="string">
            <text:p text:style-name="P36">Setpoint 1 (Setpoint in cbar, Change depth in m)</text:p>
          </table:table-cell>
          <table:table-cell table:style-name="Tabelle2.C2" office:value-type="string">
            <text:p text:style-name="P48">2Byte SP Data</text:p>
          </table:table-cell>
          <table:table-cell table:style-name="Tabelle2.E2" office:value-type="string">
            <text:p text:style-name="P48">1 cbar = 0.01bar</text:p>
          </table:table-cell>
        </table:table-row>
        <table:table-row>
          <table:table-cell table:style-name="Tabelle2.A2" office:value-type="float" office:value="62">
            <text:p text:style-name="P49">62</text:p>
          </table:table-cell>
          <table:table-cell table:style-name="Tabelle2.A2" office:value-type="float" office:value="2">
            <text:p text:style-name="P49">2</text:p>
          </table:table-cell>
          <table:table-cell table:style-name="Tabelle2.C2" office:value-type="string">
            <text:p text:style-name="P36">Setpoint 2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4">
            <text:p text:style-name="P49">64</text:p>
          </table:table-cell>
          <table:table-cell table:style-name="Tabelle2.A2" office:value-type="float" office:value="2">
            <text:p text:style-name="P49">2</text:p>
          </table:table-cell>
          <table:table-cell table:style-name="Tabelle2.C2" office:value-type="string">
            <text:p text:style-name="P36">Setpoint 3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6">
            <text:p text:style-name="P49">66</text:p>
          </table:table-cell>
          <table:table-cell table:style-name="Tabelle2.A2" office:value-type="float" office:value="2">
            <text:p text:style-name="P49">2</text:p>
          </table:table-cell>
          <table:table-cell table:style-name="Tabelle2.C2" office:value-type="string">
            <text:p text:style-name="P36">Setpoint 4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8">
            <text:p text:style-name="P49">68</text:p>
          </table:table-cell>
          <table:table-cell table:style-name="Tabelle2.A2" office:value-type="float" office:value="2">
            <text:p text:style-name="P49">2</text:p>
          </table:table-cell>
          <table:table-cell table:style-name="Tabelle2.C2" office:value-type="string">
            <text:p text:style-name="P36">Setpoint 5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70">
            <text:p text:style-name="P49">70</text:p>
          </table:table-cell>
          <table:table-cell table:style-name="Tabelle2.A2" office:value-type="float" office:value="1">
            <text:p text:style-name="P49">1</text:p>
          </table:table-cell>
          <table:table-cell table:style-name="Tabelle2.C2" office:value-type="string">
            <text:p text:style-name="P36">Salinity Setting</text:p>
          </table:table-cell>
          <table:table-cell table:style-name="Tabelle2.C2" office:value-type="string">
            <text:p text:style-name="P48">1Byte Salinity</text:p>
          </table:table-cell>
          <table:table-cell table:style-name="Tabelle2.E2" office:value-type="string">
            <text:p text:style-name="P48">See Note 5</text:p>
          </table:table-cell>
        </table:table-row>
        <table:table-row>
          <table:table-cell table:style-name="Tabelle2.A2" office:value-type="float" office:value="71">
            <text:p text:style-name="P49">71</text:p>
          </table:table-cell>
          <table:table-cell table:style-name="Tabelle2.A2" office:value-type="float" office:value="2">
            <text:p text:style-name="P49">2</text:p>
          </table:table-cell>
          <table:table-cell table:style-name="Tabelle2.C2" office:value-type="string">
            <text:p text:style-name="P36">Max. CNS in %</text:p>
          </table:table-cell>
          <table:table-cell table:style-name="Tabelle2.C2" office:value-type="string">
            <text:p text:style-name="P48">16bit CNS</text:p>
          </table:table-cell>
          <table:table-cell table:style-name="Tabelle2.E2" office:value-type="string">
            <text:p text:style-name="P48"/>
          </table:table-cell>
        </table:table-row>
        <table:table-row>
          <table:table-cell table:style-name="Tabelle2.A2" office:value-type="float" office:value="73">
            <text:p text:style-name="P49">73</text:p>
          </table:table-cell>
          <table:table-cell table:style-name="Tabelle2.A2" office:value-type="float" office:value="2">
            <text:p text:style-name="P49">2</text:p>
          </table:table-cell>
          <table:table-cell table:style-name="Tabelle2.C2" office:value-type="string">
            <text:p text:style-name="P36">Average depth in mbar</text:p>
          </table:table-cell>
          <table:table-cell table:style-name="Tabelle2.C2" office:value-type="string">
            <text:p text:style-name="P48">16bit Depth</text:p>
          </table:table-cell>
          <table:table-cell table:style-name="Tabelle2.E2" office:value-type="string">
            <text:p text:style-name="P48">See Note 1</text:p>
          </table:table-cell>
        </table:table-row>
        <table:table-row>
          <table:table-cell table:style-name="Tabelle2.A2" office:value-type="float" office:value="75">
            <text:p text:style-name="P49">75</text:p>
          </table:table-cell>
          <table:table-cell table:style-name="Tabelle2.A2" office:value-type="float" office:value="2">
            <text:p text:style-name="P49">2</text:p>
          </table:table-cell>
          <table:table-cell table:style-name="Tabelle2.C2" office:value-type="string">
            <text:p text:style-name="P36">Total dive time in seconds (incl. shallow parts)</text:p>
          </table:table-cell>
          <table:table-cell table:style-name="Tabelle2.C2" office:value-type="string">
            <text:p text:style-name="P48">16bit Seconds</text:p>
          </table:table-cell>
          <table:table-cell table:style-name="Tabelle2.E2" office:value-type="string">
            <text:p text:style-name="P48">See Note 6</text:p>
          </table:table-cell>
        </table:table-row>
        <table:table-row>
          <table:table-cell table:style-name="Tabelle2.A2" office:value-type="float" office:value="77">
            <text:p text:style-name="P49">77</text:p>
          </table:table-cell>
          <table:table-cell table:style-name="Tabelle2.A2" office:value-type="float" office:value="1">
            <text:p text:style-name="P49">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8">1Byte Deco model info</text:p>
          </table:table-cell>
          <table:table-cell table:style-name="Tabelle2.E2" office:value-type="string">
            <text:p text:style-name="P48"/>
          </table:table-cell>
        </table:table-row>
        <table:table-row>
          <table:table-cell table:style-name="Tabelle2.A2" office:value-type="float" office:value="78">
            <text:p text:style-name="P49">78</text:p>
          </table:table-cell>
          <table:table-cell table:style-name="Tabelle2.A2" office:value-type="float" office:value="1">
            <text:p text:style-name="P49">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8">1Byte Deco model info</text:p>
          </table:table-cell>
          <table:table-cell table:style-name="Tabelle2.E2" office:value-type="string">
            <text:p text:style-name="P48"/>
          </table:table-cell>
        </table:table-row>
        <table:table-row>
          <table:table-cell table:style-name="Tabelle2.A2" office:value-type="float" office:value="79">
            <text:p text:style-name="P49">79</text:p>
          </table:table-cell>
          <table:table-cell table:style-name="Tabelle2.A2" office:value-type="float" office:value="1">
            <text:p text:style-name="P49">1</text:p>
          </table:table-cell>
          <table:table-cell table:style-name="Tabelle2.C2" office:value-type="string">
            <text:p text:style-name="P36">Deco model used for this dive</text:p>
          </table:table-cell>
          <table:table-cell table:style-name="Tabelle2.C2" office:value-type="string">
            <text:p text:style-name="P48">1Byte Model</text:p>
          </table:table-cell>
          <table:table-cell table:style-name="Tabelle2.E2" office:value-type="string">
            <text:p text:style-name="P36">0= ZH-L16, 1= ZH-L16-GF</text:p>
          </table:table-cell>
        </table:table-row>
        <table:table-row>
          <table:table-cell table:style-name="Tabelle2.A2" office:value-type="float" office:value="80">
            <text:p text:style-name="P49">80</text:p>
          </table:table-cell>
          <table:table-cell table:style-name="Tabelle2.A2" office:value-type="float" office:value="2">
            <text:p text:style-name="P49">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8">16bit Number</text:p>
          </table:table-cell>
          <table:table-cell table:style-name="Tabelle2.E2" office:value-type="string">
            <text:p text:style-name="P48">See Note 7</text:p>
          </table:table-cell>
        </table:table-row>
        <table:table-row>
          <table:table-cell table:style-name="Tabelle2.A2" office:value-type="float" office:value="82">
            <text:p text:style-name="P49">82</text:p>
          </table:table-cell>
          <table:table-cell table:style-name="Tabelle2.A2" office:value-type="float" office:value="1">
            <text:p text:style-name="P49">1</text:p>
          </table:table-cell>
          <table:table-cell table:style-name="Tabelle2.C2" office:value-type="string">
            <text:p text:style-name="P36">Dive mode used for this dive</text:p>
          </table:table-cell>
          <table:table-cell table:style-name="Tabelle2.C2" office:value-type="string">
            <text:p text:style-name="P48">1Byte Mode</text:p>
          </table:table-cell>
          <table:table-cell table:style-name="Tabelle2.E2" office:value-type="string">
            <text:p text:style-name="P48">See Note 8</text:p>
          </table:table-cell>
        </table:table-row>
        <table:table-row>
          <table:table-cell table:style-name="Tabelle2.A2" office:value-type="float" office:value="83">
            <text:p text:style-name="P49">83</text:p>
          </table:table-cell>
          <table:table-cell table:style-name="Tabelle2.A2" office:value-type="float" office:value="16">
            <text:p text:style-name="P49">16</text:p>
          </table:table-cell>
          <table:table-cell table:style-name="Tabelle2.C2" office:value-type="string">
            <text:p text:style-name="P36">N2 compartment desaturation time in min.</text:p>
          </table:table-cell>
          <table:table-cell table:style-name="Tabelle2.C2" office:value-type="string">
            <text:p text:style-name="P48">16Bytes</text:p>
          </table:table-cell>
          <table:table-cell table:style-name="Tabelle2.E2" office:value-type="string">
            <text:p text:style-name="P48">See Note 9</text:p>
          </table:table-cell>
        </table:table-row>
        <table:table-row>
          <table:table-cell table:style-name="Tabelle2.A2" office:value-type="float" office:value="99">
            <text:p text:style-name="P49">99</text:p>
          </table:table-cell>
          <table:table-cell table:style-name="Tabelle2.A2" office:value-type="float" office:value="64">
            <text:p text:style-name="P49">64</text:p>
          </table:table-cell>
          <table:table-cell table:style-name="Tabelle2.C2" office:value-type="string">
            <text:p text:style-name="P36">N2 compartments at end of dive in mbar</text:p>
          </table:table-cell>
          <table:table-cell table:style-name="Tabelle2.C2" office:value-type="string">
            <text:p text:style-name="P48">64Bytes</text:p>
          </table:table-cell>
          <table:table-cell table:style-name="Tabelle2.E2" office:value-type="string">
            <text:p text:style-name="P48">16*4Byte (Float), See Note 9</text:p>
          </table:table-cell>
        </table:table-row>
        <table:table-row>
          <table:table-cell table:style-name="Tabelle2.A2" office:value-type="float" office:value="163">
            <text:p text:style-name="P49">163</text:p>
          </table:table-cell>
          <table:table-cell table:style-name="Tabelle2.A2" office:value-type="float" office:value="16">
            <text:p text:style-name="P49">16</text:p>
          </table:table-cell>
          <table:table-cell table:style-name="Tabelle2.C2" office:value-type="string">
            <text:p text:style-name="P36">He compartment desaturation time in min.</text:p>
          </table:table-cell>
          <table:table-cell table:style-name="Tabelle2.C2" office:value-type="string">
            <text:p text:style-name="P48">16Bytes</text:p>
          </table:table-cell>
          <table:table-cell table:style-name="Tabelle2.E2" office:value-type="string">
            <text:p text:style-name="P48">See Note 9</text:p>
          </table:table-cell>
        </table:table-row>
        <table:table-row>
          <table:table-cell table:style-name="Tabelle2.A2" office:value-type="float" office:value="179">
            <text:p text:style-name="P49">179</text:p>
          </table:table-cell>
          <table:table-cell table:style-name="Tabelle2.A2" office:value-type="float" office:value="64">
            <text:p text:style-name="P49">64</text:p>
          </table:table-cell>
          <table:table-cell table:style-name="Tabelle2.C2" office:value-type="string">
            <text:p text:style-name="P36">He compartments at end of dive in mbar</text:p>
          </table:table-cell>
          <table:table-cell table:style-name="Tabelle2.C2" office:value-type="string">
            <text:p text:style-name="P48">64Bytes</text:p>
          </table:table-cell>
          <table:table-cell table:style-name="Tabelle2.E2" office:value-type="string">
            <text:p text:style-name="P48">16*4Byte (Float), See Note 9</text:p>
          </table:table-cell>
        </table:table-row>
        <table:table-row>
          <table:table-cell table:style-name="Tabelle2.A2" office:value-type="float" office:value="243">
            <text:p text:style-name="P49">243</text:p>
          </table:table-cell>
          <table:table-cell table:style-name="Tabelle2.A2" office:value-type="float" office:value="1">
            <text:p text:style-name="P49">1</text:p>
          </table:table-cell>
          <table:table-cell table:style-name="Tabelle2.C2" office:value-type="string">
            <text:p text:style-name="P36">Last decompression stop in m</text:p>
          </table:table-cell>
          <table:table-cell table:style-name="Tabelle2.C2" office:value-type="string">
            <text:p text:style-name="P48">1Byte Depth</text:p>
          </table:table-cell>
          <table:table-cell table:style-name="Tabelle2.E2" office:value-type="string">
            <text:p text:style-name="P48">User-Set value</text:p>
          </table:table-cell>
        </table:table-row>
        <table:table-row>
          <table:table-cell table:style-name="Tabelle2.A2" office:value-type="float" office:value="244">
            <text:p text:style-name="P49">244</text:p>
          </table:table-cell>
          <table:table-cell table:style-name="Tabelle2.A2" office:value-type="float" office:value="1">
            <text:p text:style-name="P49">1</text:p>
          </table:table-cell>
          <table:table-cell table:style-name="Tabelle2.C2" office:value-type="string">
            <text:p text:style-name="P36">Assumed distance to shown stop in 10cm</text:p>
          </table:table-cell>
          <table:table-cell table:style-name="Tabelle2.C2" office:value-type="string">
            <text:p text:style-name="P48">1Byte </text:p>
          </table:table-cell>
          <table:table-cell table:style-name="Tabelle2.E2" office:value-type="string">
            <text:p text:style-name="P48">Safety-margin parameter</text:p>
          </table:table-cell>
        </table:table-row>
        <table:table-row>
          <table:table-cell table:style-name="Tabelle2.A2" office:value-type="float" office:value="245">
            <text:p text:style-name="P49">245</text:p>
          </table:table-cell>
          <table:table-cell table:style-name="Tabelle2.A2" office:value-type="float" office:value="2">
            <text:p text:style-name="P49">2</text:p>
          </table:table-cell>
          <table:table-cell table:style-name="Tabelle2.C2" office:value-type="string">
            <text:p text:style-name="P36">hwHUD battery value at end of dive in mV</text:p>
          </table:table-cell>
          <table:table-cell table:style-name="Tabelle2.C2" office:value-type="string">
            <text:p text:style-name="P48">16bit Voltage</text:p>
          </table:table-cell>
          <table:table-cell table:style-name="Tabelle2.E2" office:value-type="string">
            <text:p text:style-name="P48">Zero when no HUD present</text:p>
          </table:table-cell>
        </table:table-row>
        <table:table-row>
          <table:table-cell table:style-name="Tabelle2.A2" office:value-type="float" office:value="247">
            <text:p text:style-name="P49">247</text:p>
          </table:table-cell>
          <table:table-cell table:style-name="Tabelle2.A2" office:value-type="float" office:value="1">
            <text:p text:style-name="P49">1</text:p>
          </table:table-cell>
          <table:table-cell table:style-name="Tabelle2.C2" office:value-type="string">
            <text:p text:style-name="P36">hwHUD last status</text:p>
          </table:table-cell>
          <table:table-cell table:style-name="Tabelle2.C2" office:value-type="string">
            <text:p text:style-name="P48">1Byte Status</text:p>
          </table:table-cell>
          <table:table-cell table:style-name="Tabelle2.E2" office:value-type="string">
            <text:p text:style-name="P48">See Note 10</text:p>
          </table:table-cell>
        </table:table-row>
        <table:table-row>
          <table:table-cell table:style-name="Tabelle2.A2" office:value-type="float" office:value="248">
            <text:p text:style-name="P49">248</text:p>
          </table:table-cell>
          <table:table-cell table:style-name="Tabelle2.A2" office:value-type="float" office:value="6">
            <text:p text:style-name="P49">6</text:p>
          </table:table-cell>
          <table:table-cell table:style-name="Tabelle2.C2" office:value-type="string">
            <text:p text:style-name="P36">Battery gauge registers at end of dive in 1*10<text:span text:style-name="T24">-9</text:span>As</text:p>
          </table:table-cell>
          <table:table-cell table:style-name="Tabelle2.C2" office:value-type="string">
            <text:p text:style-name="P48">48bit Battery</text:p>
          </table:table-cell>
          <table:table-cell table:style-name="Tabelle2.E2" office:value-type="string">
            <text:p text:style-name="P48">Only for 3,6V Battery</text:p>
          </table:table-cell>
        </table:table-row>
        <table:table-row>
          <table:table-cell table:style-name="Tabelle2.A2" office:value-type="float" office:value="254">
            <text:p text:style-name="P49">254</text:p>
          </table:table-cell>
          <table:table-cell table:style-name="Tabelle2.A2" office:value-type="float" office:value="2">
            <text:p text:style-name="P49">2</text:p>
          </table:table-cell>
          <table:table-cell table:style-name="Tabelle2.C2" office:value-type="string">
            <text:p text:style-name="P55">Dive Header end</text:p>
          </table:table-cell>
          <table:table-cell table:style-name="Tabelle2.C2" office:value-type="string">
            <text:p text:style-name="P48">0xFB, 0xFB</text:p>
          </table:table-cell>
          <table:table-cell table:style-name="Tabelle2.E2" office:value-type="string">
            <text:p text:style-name="P48"/>
          </table:table-cell>
        </table:table-row>
      </table:table>
      <text:p text:style-name="P55">Note 1: Depth in meters = Depth in mbar*<text:span text:style-name="T26">g</text:span><text:span text:style-name="T25">0</text:span>/1000 (<text:span text:style-name="T26">g</text:span><text:span text:style-name="T25">0</text:span>=9,80665m/s<text:span text:style-name="T24">2</text:span>)</text:p>
      <text:p text:style-name="P55">Note 2: “First Gas” always has change depth = 0m, <text:span text:style-name="T8">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text:soft-page-break/>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3">Profile Details</text:p>
      <text:p text:style-name="P28"><text:span text:style-name="Police_20_par_20_défaut"/></text:p>
      <text:p text:style-name="P30"><text:span text:style-name="Police_20_par_20_défaut">The profile for each dive has a variable length. </text:span></text:p>
      <text:p text:style-name="P30"><text:span text:style-name="Police_20_par_20_défaut"/></text:p>
      <text:p text:style-name="P30"><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49">0</text:p>
          </table:table-cell>
          <table:table-cell table:style-name="Tabelle4.A2" office:value-type="float" office:value="3">
            <text:p text:style-name="P49">3</text:p>
          </table:table-cell>
          <table:table-cell table:style-name="Tabelle4.C2" office:value-type="string">
            <text:p text:style-name="P36">Length of profile data for this dive</text:p>
          </table:table-cell>
          <table:table-cell table:style-name="Tabelle4.C2" office:value-type="string">
            <text:p text:style-name="P48">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8">3</text:p>
          </table:table-cell>
          <table:table-cell table:style-name="Tabelle4.A2" office:value-type="float" office:value="1">
            <text:p text:style-name="P48">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8">Also stored in header section</text:p>
          </table:table-cell>
        </table:table-row>
        <table:table-row>
          <table:table-cell table:style-name="Tabelle4.A2" office:value-type="float" office:value="4">
            <text:p text:style-name="P49">4</text:p>
          </table:table-cell>
          <table:table-cell table:style-name="Tabelle4.A2" office:value-type="float" office:value="1">
            <text:p text:style-name="P49">1</text:p>
          </table:table-cell>
          <table:table-cell table:style-name="Tabelle4.C2" office:value-type="string">
            <text:p text:style-name="P36">Number of Divisors in this dive (<text:span text:style-name="T13">n=7</text:span><text:span text:style-name="T27">)</text:span></text:p>
          </table:table-cell>
          <table:table-cell table:style-name="Tabelle4.C2" office:value-type="string">
            <text:p text:style-name="P48">1Byte</text:p>
          </table:table-cell>
          <table:table-cell table:style-name="Tabelle4.E2" office:value-type="string">
            <text:p text:style-name="P48">Each divisor has 3 Bytes, See Note 1</text:p>
          </table:table-cell>
        </table:table-row>
        <table:table-row>
          <table:table-cell table:style-name="Tabelle4.C2" office:value-type="string">
            <text:p text:style-name="P49">5 (<text:span text:style-name="T13">1</text:span>*3+2)</text:p>
          </table:table-cell>
          <table:table-cell table:style-name="Tabelle4.A2" office:value-type="float" office:value="3">
            <text:p text:style-name="P49">3</text:p>
          </table:table-cell>
          <table:table-cell table:style-name="Tabelle4.C2" office:value-type="string">
            <text:p text:style-name="P36">Sampling Divisor Temperature</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8 (<text:span text:style-name="T13">2</text:span>*3+2)</text:p>
          </table:table-cell>
          <table:table-cell table:style-name="Tabelle4.A2" office:value-type="float" office:value="3">
            <text:p text:style-name="P49">3</text:p>
          </table:table-cell>
          <table:table-cell table:style-name="Tabelle4.C2" office:value-type="string">
            <text:p text:style-name="P36">Sampling Divisor Deco/NDL Status</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1 (<text:span text:style-name="T13">3</text:span>*3+2)</text:p>
          </table:table-cell>
          <table:table-cell table:style-name="Tabelle4.A2" office:value-type="float" office:value="3">
            <text:p text:style-name="P49">3</text:p>
          </table:table-cell>
          <table:table-cell table:style-name="Tabelle4.C2" office:value-type="string">
            <text:p text:style-name="P36">Sampling Divisor Gradient Factor</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4 (<text:span text:style-name="T13">4</text:span>*3+2)</text:p>
          </table:table-cell>
          <table:table-cell table:style-name="Tabelle4.A2" office:value-type="float" office:value="3">
            <text:p text:style-name="P49">3</text:p>
          </table:table-cell>
          <table:table-cell table:style-name="Tabelle4.C2" office:value-type="string">
            <text:p text:style-name="P36">Sampling Divisor ppO2 Sensors</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7 (<text:span text:style-name="T13">5</text:span>*3+2)</text:p>
          </table:table-cell>
          <table:table-cell table:style-name="Tabelle4.A2" office:value-type="float" office:value="3">
            <text:p text:style-name="P49">3</text:p>
          </table:table-cell>
          <table:table-cell table:style-name="Tabelle4.C2" office:value-type="string">
            <text:p text:style-name="P36">Sampling Divisor Decoplan</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20 (<text:span text:style-name="T13">6</text:span>*3+2)</text:p>
          </table:table-cell>
          <table:table-cell table:style-name="Tabelle4.A2" office:value-type="float" office:value="3">
            <text:p text:style-name="P49">3</text:p>
          </table:table-cell>
          <table:table-cell table:style-name="Tabelle4.C2" office:value-type="string">
            <text:p text:style-name="P36">Sampling Divisor CNS profile</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23 (<text:span text:style-name="T13">n</text:span>*3+2)</text:p>
          </table:table-cell>
          <table:table-cell table:style-name="Tabelle4.A2" office:value-type="float" office:value="3">
            <text:p text:style-name="P49">3</text:p>
          </table:table-cell>
          <table:table-cell table:style-name="Tabelle4.C2" office:value-type="string">
            <text:p text:style-name="P36">Sampling Divisor Tank data</text:p>
          </table:table-cell>
          <table:table-cell table:style-name="Tabelle4.C2" office:value-type="string">
            <text:p text:style-name="P48">3Byte</text:p>
          </table:table-cell>
          <table:table-cell table:style-name="Tabelle4.E2" office:value-type="string">
            <text:p text:style-name="P48">See Note 2</text:p>
            <text:p text:style-name="P48"/>
          </table:table-cell>
        </table:table-row>
        <table:table-row>
          <table:table-cell table:style-name="Tabelle4.C2" office:value-type="string">
            <text:p text:style-name="P49"><text:s/>(<text:span text:style-name="T13">n+1</text:span>*3+2)</text:p>
          </table:table-cell>
          <table:table-cell table:style-name="Tabelle4.A2">
            <text:p text:style-name="P49"/>
          </table:table-cell>
          <table:table-cell table:style-name="Tabelle4.C2" office:value-type="string">
            <text:p text:style-name="P36">Future Profile versions may have more divisors</text:p>
          </table:table-cell>
          <table:table-cell table:style-name="Tabelle4.C2" office:value-type="string">
            <text:p text:style-name="P48"/>
          </table:table-cell>
          <table:table-cell table:style-name="Tabelle4.E2" office:value-type="string">
            <text:p text:style-name="P48"/>
          </table:table-cell>
        </table:table-row>
      </table:table>
      <text:p text:style-name="P32">Note 1: Inspect each divisor (0=no Divisors, 1=One Divisor, etc.)</text:p>
      <text:p text:style-name="P32"/>
      <text:p text:style-name="P32">Note 2: Each divisor: Byte0= Type, Byte1=Length, Byte2=Divisor</text:p>
      <text:p text:style-name="P32">Type=0: Temperature</text:p>
      <text:p text:style-name="P32">Type=1: Deco/NDL Status</text:p>
      <text:p text:style-name="P32">Type=2: Gradient Factor</text:p>
      <text:p text:style-name="P32">Type=3: ppO2 Sensors</text:p>
      <text:p text:style-name="P32">Type=4: Decoplan</text:p>
      <text:p text:style-name="P32">Type=5: CNS</text:p>
      <text:p text:style-name="P32">Type=6: Tank Data</text:p>
      <text:p text:style-name="P32"/>
      <text:p text:style-name="P30"><text:span text:style-name="Police_20_par_20_défaut"><text:span text:style-name="T36">Now, the actual dive profile is send.</text:span></text:span></text:p>
      <text:p text:style-name="P35"><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6">...</text:p>
      <text:p text:style-name="P36">2 Byte:</text:p>
      <text:p text:style-name="P36">0xFD 0xFD (Profile and dive end)</text:p>
      <text:p text:style-name="P36"/>
      <text:p text:style-name="P35"><text:span text:style-name="Police_20_par_20_défaut"><text:span text:style-name="T14">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6"/>
      <text:p text:style-name="P35"><text:span text:style-name="Police_20_par_20_défaut"><text:span text:style-name="T17">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5">Events:</text:p>
      <text:list xml:id="list3987001303017244832" text:style-name="L3">
        <text:list-item>
          <text:p text:style-name="P80">EventByte (s)</text:p>
        </text:list-item>
        <text:list-item>
          <text:p text:style-name="P80">ManualGasSet: new values for Gas 6 (2 bytes: byte1=O2%, byte2=He%)</text:p>
        </text:list-item>
        <text:list-item>
          <text:p text:style-name="P80">Gas Change (1 byte: current Gas#)</text:p>
        </text:list-item>
        <text:list-item>
          <text:p text:style-name="P81">SetPoint Change (1Byte: new SetPoint in cbar)</text:p>
        </text:list-item>
        <text:list-item>
          <text:p text:style-name="P69">Bailout: new values for bailout gas (2 bytes: byte1=O2%, byte2=He%)</text:p>
        </text:list-item>
      </text:list>
      <text:p text:style-name="P23"/>
      <text:p text:style-name="P26">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3336132" text:continue-numbering="true" text:style-name="L3">
              <text:list-header>
                <text:p text:style-name="P81">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3"/>
      <text:p text:style-name="P36">For calculation of the available information the following rules apply:</text:p>
      <text:list xml:id="list2606901725252384342" text:style-name="L4">
        <text:list-item>
          <text:p text:style-name="P76">First sample# is 1</text:p>
        </text:list-item>
        <text:list-item>
          <text:p text:style-name="P76">if divisor == 0 the information will never appear</text:p>
        </text:list-item>
        <text:list-item>
          <text:p text:style-name="P76">dataAvailable = (sample# modulo divisor) == 0</text:p>
        </text:list-item>
      </text:list>
      <text:p text:style-name="P44"/>
      <text:p text:style-name="P44">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0">Divisor Tank Data=0</text:p>
      <text:p text:style-name="P63"/>
      <text:p text:style-name="P36">Sample 1:</text:p>
      <text:p text:style-name="P35"><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5"><text:span text:style-name="Police_20_par_20_défaut"><text:span text:style-name="T2">Depth = </text:span></text:span><text:span text:style-name="Police_20_par_20_défaut"><text:span text:style-name="T14">1m</text:span></text:span></text:p>
      <text:p text:style-name="P35"><text:span text:style-name="Police_20_par_20_défaut"><text:span text:style-name="T2">ProfileFlagByte = </text:span></text:span><text:span text:style-name="Police_20_par_20_défaut"><text:span text:style-name="T10">2 bytes will follow, No Event</text:span></text:span></text:p>
      <text:p text:style-name="P45">Deco/NDL = NDL 160 minutes</text:p>
      <text:p text:style-name="P36"/>
      <text:p text:style-name="P36">Sample 2:</text:p>
      <text:p text:style-name="P35"><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5"><text:span text:style-name="Police_20_par_20_défaut"><text:span text:style-name="T2">Depth = </text:span></text:span><text:span text:style-name="Police_20_par_20_défaut"><text:span text:style-name="T14">2m</text:span></text:span></text:p>
      <text:p text:style-name="P35"><text:span text:style-name="Police_20_par_20_défaut"><text:span text:style-name="T2">ProfileFlagByte = </text:span></text:span><text:span text:style-name="Police_20_par_20_défaut"><text:span text:style-name="T10">2 bytes will follow, No Event</text:span></text:span></text:p>
      <text:p text:style-name="P45">Deco/NDL = NDL 160 minutes</text:p>
      <text:p text:style-name="P36"/>
      <text:p text:style-name="P36">Sample 3:</text:p>
      <text:p text:style-name="P35"><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5"><text:span text:style-name="Police_20_par_20_défaut"><text:span text:style-name="T2">Depth = </text:span></text:span><text:span text:style-name="Police_20_par_20_défaut"><text:span text:style-name="T14">3m</text:span></text:span></text:p>
      <text:p text:style-name="P35"><text:span text:style-name="Police_20_par_20_défaut"><text:span text:style-name="T2">ProfileFlagByte = </text:span></text:span><text:span text:style-name="Police_20_par_20_défaut"><text:span text:style-name="T10">4 bytes will follow, No Event</text:span></text:span></text:p>
      <text:p text:style-name="P46">Temperature = 5°C</text:p>
      <text:p text:style-name="P45">Deco/NDL = NDL 160 minutes</text:p>
      <text:p text:style-name="P36"/>
      <text:p text:style-name="P36">Sample 4:</text:p>
      <text:p text:style-name="P35"><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5"><text:span text:style-name="Police_20_par_20_défaut"><text:span text:style-name="T2">Depth = </text:span></text:span><text:span text:style-name="Police_20_par_20_défaut"><text:span text:style-name="T14">3.5m</text:span></text:span></text:p>
      <text:p text:style-name="P35"><text:span text:style-name="Police_20_par_20_défaut"><text:span text:style-name="T2">ProfileFlagByte = </text:span></text:span><text:span text:style-name="Police_20_par_20_défaut"><text:span text:style-name="T10">4 bytes will follow, Event available (bit7=1)</text:span></text:span></text:p>
      <text:p text:style-name="P46">EventByte = Alarm SLOW, Stored Gas Change</text:p>
      <text:p text:style-name="P46">GasChange = Gas#2</text:p>
      <text:p text:style-name="P45">Deco/NDL = NDL 159 minutes</text:p>
      <text:p text:style-name="P36">...</text:p>
      <text:p text:style-name="P38"/>
      <text:p text:style-name="P64"/>
      <text:p text:style-name="P66">Other Commands</text:p>
      <text:p text:style-name="P40">command 0x62 („b“): Sync clock and date with PC</text:p>
      <text:p text:style-name="P36">Output OSTC: 0x62 (command echo)</text:p>
      <text:p text:style-name="P41">Now, 6 bytes must be send to the OSTC</text:p>
      <text:p text:style-name="P41">Byte1: Hours</text:p>
      <text:p text:style-name="P41">Byte2: Minutes</text:p>
      <text:p text:style-name="P41">Byte3: Seconds</text:p>
      <text:p text:style-name="P41">Byte4: Month</text:p>
      <text:p text:style-name="P41">Byte5: Day</text:p>
      <text:p text:style-name="P41">Byte6: Year (20xx)</text:p>
      <text:p text:style-name="P41">All bytes will be checked for plausibility and the clock is set at once. After a timeout of about 30ms, the transmission will be aborted</text:p>
      <text:p text:style-name="P14">Note: OSTC sends a 0x4D after setting the clock successfully</text:p>
      <text:p text:style-name="P14"/>
      <text:p text:style-name="P40">command 0x63 („c“): Send the custom text (up to 60 bytes)</text:p>
      <text:p text:style-name="P41">Output OSTC: 0x63 (command echo)</text:p>
      <text:p text:style-name="P41">Now, up to 60 bytes must be send to the OSTC</text:p>
      <text:p text:style-name="P6">Byte 1-60: Custom text string shown when in surface mode (<text:span text:style-name="T13">NULL terminated, last byte =0x00</text:span>)</text:p>
      <text:p text:style-name="P27">After a timeout of about 30ms, the transmission will be aborted and the text saved.</text:p>
      <text:p text:style-name="P14">Note: OSTC sends a 0x4D after the text is saved.</text:p>
      <text:p text:style-name="P14"/>
      <text:p text:style-name="P40">command 0x66 („f“): Download one dive (incl. Profile data)</text:p>
      <text:p text:style-name="P36">Output OSTC: 0x66 (command echo)</text:p>
      <text:p text:style-name="P41">Now, 1 byte must be send to the OSTC</text:p>
      <text:p text:style-name="P41">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0">command 0x69 („i“): Download OSTC identity</text:p>
      <text:p text:style-name="P36">Output OSTC: 0x69 (command echo)</text:p>
      <text:p text:style-name="P36">Output OSTC: serial number (low:high)</text:p>
      <text:p text:style-name="P36">Output OSTC: firmware version (x.y)</text:p>
      <text:p text:style-name="P36">Output OSTC: Custom text (60 chars) <text:span text:style-name="T8">Note: Custom Text is NULL terminated, but here all 60bytes are send.</text:span></text:p>
      <text:p text:style-name="P36">Output OSTC: Final 0x4D</text:p>
      <text:p text:style-name="P6"/>
      <text:p text:style-name="P40">command 0x6A („j“): Download OSTC hardware descriptor byte</text:p>
      <text:p text:style-name="P36">Output OSTC: 0x6A (command echo)</text:p>
      <text:p text:style-name="P36">Output OSTC: Hardware descriptor byte</text:p>
      <text:p text:style-name="P36">Output OSTC: 0x4D</text:p>
      <table:table table:name="Tabelle6" table:style-name="Tabelle6">
        <table:table-column table:style-name="Tabelle6.A"/>
        <table:table-column table:style-name="Tabelle6.B"/>
        <table:table-row>
          <table:table-cell table:style-name="Tabelle6.A1" office:value-type="string">
            <text:p text:style-name="P50">Bit 0</text:p>
          </table:table-cell>
          <table:table-cell table:style-name="Tabelle6.B1" office:value-type="string">
            <text:p text:style-name="P48">OSTC has rechargeable battery with battery management chip</text:p>
          </table:table-cell>
        </table:table-row>
        <table:table-row>
          <table:table-cell table:style-name="Tabelle6.A2" office:value-type="string">
            <text:p text:style-name="P50">Bit 1</text:p>
          </table:table-cell>
          <table:table-cell table:style-name="Tabelle6.B2" office:value-type="string">
            <text:p text:style-name="P48">OSTC has an ambient sensor</text:p>
          </table:table-cell>
        </table:table-row>
        <table:table-row>
          <table:table-cell table:style-name="Tabelle6.A2" office:value-type="string">
            <text:p text:style-name="P50">Bit 2</text:p>
          </table:table-cell>
          <table:table-cell table:style-name="Tabelle6.B2" office:value-type="string">
            <text:p text:style-name="P48">OSTC has analog inputs and S8 digital</text:p>
          </table:table-cell>
        </table:table-row>
        <table:table-row>
          <table:table-cell table:style-name="Tabelle6.A2" office:value-type="string">
            <text:p text:style-name="P50">Bit 3</text:p>
          </table:table-cell>
          <table:table-cell table:style-name="Tabelle6.B2" office:value-type="string">
            <text:p text:style-name="P48">OSTC has an digital optical input</text:p>
          </table:table-cell>
        </table:table-row>
        <table:table-row>
          <table:table-cell table:style-name="Tabelle6.A2" office:value-type="string">
            <text:p text:style-name="P50">Bit 4</text:p>
          </table:table-cell>
          <table:table-cell table:style-name="Tabelle6.B2" office:value-type="string">
            <text:p text:style-name="P48">OSTC has a BLE module</text:p>
          </table:table-cell>
        </table:table-row>
        <table:table-row>
          <table:table-cell table:style-name="Tabelle6.A2" office:value-type="string">
            <text:p text:style-name="P50">Bit 5</text:p>
          </table:table-cell>
          <table:table-cell table:style-name="Tabelle6.B2" office:value-type="string">
            <text:p text:style-name="P48">Unused (=0)</text:p>
          </table:table-cell>
        </table:table-row>
        <table:table-row>
          <table:table-cell table:style-name="Tabelle6.A2" office:value-type="string">
            <text:p text:style-name="P50">Bit 6</text:p>
          </table:table-cell>
          <table:table-cell table:style-name="Tabelle6.B2" office:value-type="string">
            <text:p text:style-name="P48">Unused (=0)</text:p>
          </table:table-cell>
        </table:table-row>
        <table:table-row>
          <table:table-cell table:style-name="Tabelle6.A2" office:value-type="string">
            <text:p text:style-name="P50">Bit 7</text:p>
          </table:table-cell>
          <table:table-cell table:style-name="Tabelle6.B2" office:value-type="string">
            <text:p text:style-name="P48">Unused (=0)</text:p>
          </table:table-cell>
        </table:table-row>
      </table:table>
      <text:p text:style-name="P34"><text:soft-page-break/></text:p>
      <table:table table:name="Tabelle7" table:style-name="Tabelle7">
        <table:table-column table:style-name="Tabelle7.A"/>
        <table:table-column table:style-name="Tabelle7.B"/>
        <table:table-row>
          <table:table-cell table:style-name="Tabelle7.A1" office:value-type="string">
            <text:p text:style-name="P54">OSTC Model</text:p>
          </table:table-cell>
          <table:table-cell table:style-name="Tabelle7.B1" office:value-type="string">
            <text:p text:style-name="P54">Resulting hardware bytes (HEX)</text:p>
          </table:table-cell>
        </table:table-row>
        <table:table-row>
          <table:table-cell table:style-name="Tabelle7.A2" office:value-type="string">
            <text:p text:style-name="P50">OSTC 3</text:p>
          </table:table-cell>
          <table:table-cell table:style-name="Tabelle7.B2" office:value-type="string">
            <text:p text:style-name="P50">0x0A</text:p>
          </table:table-cell>
        </table:table-row>
        <table:table-row>
          <table:table-cell table:style-name="Tabelle7.A2" office:value-type="string">
            <text:p text:style-name="P50">OSTC cR</text:p>
          </table:table-cell>
          <table:table-cell table:style-name="Tabelle7.B2" office:value-type="string">
            <text:p text:style-name="P50">0x05</text:p>
          </table:table-cell>
        </table:table-row>
        <table:table-row>
          <table:table-cell table:style-name="Tabelle7.A2" office:value-type="string">
            <text:p text:style-name="P50">OSTC Sport</text:p>
          </table:table-cell>
          <table:table-cell table:style-name="Tabelle7.B2" office:value-type="string">
            <text:p text:style-name="P50">0x12</text:p>
          </table:table-cell>
        </table:table-row>
      </table:table>
      <text:p text:style-name="P5"/>
      <text:p text:style-name="P14">Note: OSTC with old firmware (without the 0x6A command) will respond a 0x4D only.</text:p>
      <text:p text:style-name="P6"/>
      <text:p text:style-name="P40">command 0x6E („n“): Display up to 16 characters in the COM mode</text:p>
      <text:p text:style-name="P41">Output OSTC: 0x6E (command echo)</text:p>
      <text:p text:style-name="P41">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40">command 0xFF: Exit COM mode</text:p>
      <text:p text:style-name="P41">Output OSTC: 0xFF (command echo)</text:p>
      <text:p text:style-name="P41">The OSTC displays “Exited” for two seconds and powers-down the COM chip.</text:p>
      <text:p text:style-name="P56"/>
      <text:p text:style-name="P67">Command 0x77 and 0x72: Read/Write Settings:</text:p>
      <text:p text:style-name="P56"/>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7">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4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how a safety stop: 0x36</text:p>
          </table:table-cell>
          <table:table-cell table:style-name="Tabelle5.A2" office:value-type="string">
            <text:p text:style-name="P52">0=No, 1=Y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 calibration gas: 0x37</text:p>
          </table:table-cell>
          <table:table-cell table:style-name="Tabelle5.A2" office:value-type="string">
            <text:p text:style-name="P52">%O2</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point fallback: 0x38</text:p>
          </table:table-cell>
          <table:table-cell table:style-name="Tabelle5.A2" office:value-type="string">
            <text:p text:style-name="P52">0=No fallback, 1=Fallback</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lip screen: 0x39</text:p>
          </table:table-cell>
          <table:table-cell table:style-name="Tabelle5.A2" office:value-type="string">
            <text:p text:style-name="P52">0=normal, 1=180° flippe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3"><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7"><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29"><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7"><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29"><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7"><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29"><text:span text:style-name="Police_20_par_20_défaut"><text:span text:style-name="T12">Output OSTC: 0x4D (Command done)</text:span></text:span></text:p>
      <text:p text:style-name="P10"><text:soft-page-break/><text:span text:style-name="Police_20_par_20_défaut"><text:span text:style-name="T15">Command: 0x77 (Write)</text:span></text:span></text:p>
      <text:p text:style-name="P27"><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29"><text:span text:style-name="Police_20_par_20_défaut"><text:span text:style-name="T16">Output OSTC: 0x4D (Command done)</text:span></text:span></text:p>
      <text:p text:style-name="P29"><text:span text:style-name="Police_20_par_20_défaut"><text:span text:style-name="T32"/></text:span></text:p>
      <text:p text:style-name="P29"><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0">command 0x78 („x“): Reset all settings</text:p>
      <text:p text:style-name="P36">Output OSTC: 0x78 (command echo)</text:p>
      <text:p text:style-name="P36">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5-26T13:18:49.82</dc:date>
    <meta:editing-cycles>99</meta:editing-cycles>
    <meta:editing-duration>P1DT5H24M34S</meta:editing-duration>
    <meta:print-date>2014-05-02T09:38:19.44</meta:print-date>
    <meta:printed-by>mh </meta:printed-by>
    <meta:document-statistic meta:table-count="7" meta:image-count="0" meta:object-count="0" meta:page-count="12" meta:paragraph-count="764" meta:word-count="3197" meta:character-count="17735"/>
    <meta:template xlink:type="simple" xlink:actuate="onRequest" xlink:title="" xlink:href="../../../frog/docu/frog_interface.odt/Normal.dotm"/>
  </office:meta>
</office:document-meta>
</file>